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44A244705DE3E1AB.png" manifest:media-type="image/png"/>
  <manifest:file-entry manifest:full-path="Pictures/10000001000002F70000009BA88B3F2EA25441A8.png" manifest:media-type="image/png"/>
  <manifest:file-entry manifest:full-path="Pictures/10000001000002F80000035ED3EAEE8876234099.png" manifest:media-type="image/png"/>
  <manifest:file-entry manifest:full-path="Pictures/1000000100000640000003846482A07076DFF8C7.png" manifest:media-type="image/png"/>
  <manifest:file-entry manifest:full-path="Pictures/1000000100000285000000AD12216D9B1D3010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2pt" fo:font-style="normal" style:text-underline-style="none" fo:font-weight="normal" officeooo:rsid="0002a265" officeooo:paragraph-rsid="0002a265" style:font-size-asian="22pt" style:font-style-asian="normal" style:font-weight-asian="normal" style:font-size-complex="2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22pt" fo:font-style="normal" style:text-underline-style="none" fo:font-weight="normal" officeooo:rsid="000799fa" officeooo:paragraph-rsid="000799fa" style:font-size-asian="22pt" style:font-style-asian="normal" style:font-weight-asian="normal" style:font-size-complex="2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02a265" officeooo:paragraph-rsid="0002a26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2a265" officeooo:paragraph-rsid="0002a265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2a265" officeooo:paragraph-rsid="0002a265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0799fa" officeooo:paragraph-rsid="000799fa" style:font-size-asian="14pt" style:font-style-asian="normal" style:font-weight-asian="normal" style:font-size-complex="16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 11</text:p>
      <text:p text:style-name="P4">NETWORK ADDRESS TRANSLATION</text:p>
      <text:p text:style-name="P4"/>
      <text:p text:style-name="P5">Q1)</text:p>
      <text:p text:style-name="P1"><draw:frame draw:style-name="fr2" draw:name="Image1" text:anchor-type="char" svg:x="0.053cm" svg:y="0.473cm" svg:width="17cm" svg:height="4.56cm" draw:z-index="0"><draw:image xlink:href="Pictures/1000000100000285000000AD12216D9B1D301037.png" xlink:type="simple" xlink:show="embed" xlink:actuate="onLoad" draw:mime-type="image/png"/></draw:frame><text:tab/><text:tab/><draw:frame draw:style-name="fr2" draw:name="Image2" text:anchor-type="char" svg:x="0.199cm" svg:y="6.322cm" svg:width="17cm" svg:height="9.562cm" draw:z-index="1"><draw:image xlink:href="Pictures/1000000100000640000003846482A07076DFF8C7.png" xlink:type="simple" xlink:show="embed" xlink:actuate="onLoad" draw:mime-type="image/png"/></draw:frame></text:p>
      <text:p text:style-name="P1"><draw:frame draw:style-name="fr2" draw:name="Image3" text:anchor-type="char" svg:x="-0.026cm" svg:y="-1.753cm" svg:width="17cm" svg:height="19.281cm" draw:z-index="2"><draw:image xlink:href="Pictures/10000001000002F80000035ED3EAEE8876234099.png" xlink:type="simple" xlink:show="embed" xlink:actuate="onLoad" draw:mime-type="image/png"/></draw:frame><text:soft-page-break/><text:tab/><text:tab/></text:p>
      <text:p text:style-name="P1"><draw:frame draw:style-name="fr1" draw:name="Image4" text:anchor-type="char" svg:width="17cm" svg:height="3.471cm" draw:z-index="3"><draw:image xlink:href="Pictures/10000001000002F70000009BA88B3F2EA25441A8.png" xlink:type="simple" xlink:show="embed" xlink:actuate="onLoad" draw:mime-type="image/png"/></draw:frame><text:tab/></text:p>
      <text:p text:style-name="P1"><draw:frame draw:style-name="fr1" draw:name="Image5" text:anchor-type="char" svg:width="17cm" svg:height="9.562cm" draw:z-index="4"><draw:image xlink:href="Pictures/10000001000006400000038444A244705DE3E1AB.png" xlink:type="simple" xlink:show="embed" xlink:actuate="onLoad" draw:mime-type="image/png"/></draw:frame><text:soft-page-break/><text:tab/></text:p>
      <text:p text:style-name="P1"/>
      <text:p text:style-name="P2">Q2)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09:49:15.684658505</meta:creation-date>
    <dc:date>2023-10-20T10:30:45.873384153</dc:date>
    <meta:editing-duration>PT10M58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3" meta:paragraph-count="8" meta:word-count="7" meta:character-count="45" meta:non-whitespace-character-count="36"/>
  </office:meta>
</office:document-meta>
</file>